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=====================</text:p>
      <text:p text:style-name="Standard">Minutes for Feb 7th 2013</text:p>
      <text:p text:style-name="Standard">========================</text:p>
      <text:p text:style-name="Standard"/>
      <text:p text:style-name="Standard"/>
      <text:p text:style-name="Standard">Attendance</text:p>
      <text:p text:style-name="Standard">==========</text:p>
      <text:p text:style-name="Standard"/>
      <text:p text:style-name="Standard">Nathan Hand</text:p>
      <text:p text:style-name="Standard">James Barnett</text:p>
      <text:p text:style-name="Standard">Daniel and other Daniel</text:p>
      <text:p text:style-name="Standard">Adrian</text:p>
      <text:p text:style-name="Standard"/>
      <text:p text:style-name="Standard"/>
      <text:p text:style-name="Standard">Minutes</text:p>
      <text:p text:style-name="Standard">=======</text:p>
      <text:p text:style-name="Standard"/>
      <text:p text:style-name="Standard">Document to be split into sections assigned to various people.</text:p>
      <text:p text:style-name="Standard"/>
      <text:p text:style-name="Standard">Maintance manual to be split between 3 people.</text:p>
      <text:p text:style-name="Standard"/>
      <text:p text:style-name="Standard">Should make sure stuff goes onto github.</text:p>
      <text:p text:style-name="Standard"/>
      <text:p text:style-name="Standard">People should be careful when they work on it to avoid rebase errors</text:p>
      <text:p text:style-name="Standard"/>
      <text:p text:style-name="Standard">Personal reflective report not needed unless we have something to say, according to bernie.</text:p>
      <text:p text:style-name="Standard"/>
      <text:p text:style-name="Standard">Nathan: We should write one anyway, just in case.</text:p>
      <text:p text:style-name="Standard"/>
      <text:p text:style-name="Standard">A historical acccount of the project - assigned to James Barnnet</text:p>
      <text:p text:style-name="Standard"/>
      <text:p text:style-name="Standard">Those people that worked on documents to update them.</text:p>
      <text:p text:style-name="Standard"/>
      <text:p text:style-name="Standard">Final stage of the project - asssigned to Adrian</text:p>
      <text:p text:style-name="Standard"/>
      <text:p text:style-name="Standard">Miles assigned Suggestions for Improvements, Physical Limitations</text:p>
      <text:p text:style-name="Standard"/>
      <text:p text:style-name="Standard">Stoyco: Rebuilting and testing</text:p>
      <text:p text:style-name="Standard"/>
      <text:p text:style-name="Standard">Sam: Program structure, Main data areas,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8:56:05.84</meta:creation-date>
    <meta:document-statistic meta:table-count="0" meta:image-count="0" meta:object-count="0" meta:page-count="1" meta:paragraph-count="23" meta:word-count="128" meta:character-count="821"/>
    <dc:date>2013-02-18T08:57:29.96</dc:date>
    <meta:editing-duration>PT1M24S</meta:editing-duration>
    <meta:editing-cycles>1</meta:editing-cycles>
    <meta:generator>OpenOffice.org/3.4$Win32 OpenOffice.org_project/340m1$Build-9590</meta:generator>
  </office:meta>
</office:document-meta>
</file>